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ecker Simuation Übersicht:(Was kann es)</text:p>
      <text:p text:style-name="P1">Unser Programm, welches wir als Grundlage für den Vergleich genutzt haben, wurde von uns</text:p>
      <text:p text:style-name="P1">Checker Simulation 2.0 gennant. Es ist der zweite Versuch dieses Programm zu implementieren. Beim ersten mal war die Struktur des Programms nicht ausreichend und es war dadurch nur schwer möglich es um weitere Funktionen zu erweitern.</text:p>
      <text:p text:style-name="P1"/>
      <text:p text:style-name="P1">Checker Simulation 2.0 ist eine mit Java programmierte Anwendung, die bestimmte Funktionen erfüllen, um effizient die verschiedenen Ansätze zu testen. Die Funktionen der Anwendung gehen aber über die nötigen Grundfunktionen für den Vergliech hinaus.</text:p>
      <text:p text:style-name="P1">Es besitzt eine grafische Oberfläche, mit einem Spielfeld, einer Eingabe- und Ausgabekonsole und weiteren Optionen das Porgramm anzupassen. Es ist möglich Spiele sowohl gegen menschliche Spieler als den Programm zur Verfügung stehende Computergegner zu starten. Beim Start eines Spiels können diverse Einstellugen verändert werden. Unter anderem ob das Spiel ausgewertet werden soll.</text:p>
      <text:p text:style-name="P1">Denn ein weiterer wichtiger Teil ist die Auswertung von Spielen. Am Ende einer Testreihe an Spielen wird ein Ordner erstellt, indem alle Runden dokumtiert werden, also Informationen über das Spiel gespeichert werden, wie zum Beispiel die maximale, minimale und durschnittliche Zugdauer, die Länge des Spiels und vieles mehr. Außerdem wird jede im Spiel enstandene Situation gespeichert, sodass im Nachinein das Spiel rekonstruieren werden kann. Es ist nämlich möglich Spielfeldsituationen zu speichern und zu laden. Dies ermöglicht auch das Starten eines Spiels aus einer bestimmten Situation. Aus diesen einenen Runden wir noch eine Testreihenzusammenfassung erstellt, die die durschnittlichen Werte der einzelnen Runden speichert. Dadurch können die Ergebnisse präzisiert werden. </text:p>
      <text:p text:style-name="P1">Auf der Console werden während und nach dem Spiel alle wichtigen Ereignisse, Fehler und Warnungen ausgegeben. Durch die Eingabe ist es möglich weitere Befehle ausführen oder mit einer anderen Person kommunizieren, denn ein eine weitere Funktion des Programmes ist es sich über das lokale Netzwerk mit einer anderen Person zu verbinden und mit ihr zu reden oder eine Spiel zu starten.</text:p>
      <text:p text:style-name="P1">Zu dem gibt es die Möglichkeit ein anpassbarens evolutionsbasiertes Neuronales Netz trainieren zu lassen. Dafür gibt es ein eigenes Fenster, mit dem man diesen Vorgang steuern kann. </text:p>
      <text:p text:style-name="P1"/>
      <text:p text:style-name="Standard"><text:span text:style-name="T1">Das Prgramm wurde von uns mit der Programmiersprache Java entwickelt, da Java uns viele Vorteile gebracht hat. Eine der wichtigsten Aspekte ist die objektorientierte Programmierung. Diese hat es uns ermöglich das Programm sinvoll zu strukturieren und damit zugänglicher für andere zu machen. Dadurch ist es auch einfacher Teile des Quellcodes wiederzuverwenden und Fehler zu beheben. Zudem gibt es noch weitere Vorteile, die unsere Entscheidung maßgeblich beeinflußt haben. Java ist eine weit verbreitete Programmiersprache, die besonders Wert auf für uns wichtige Werte wie Sicherheit, Portabilität und </text:span>Parallelisierbarkeit<text:span text:style-name="T1"> legt.Natürlich müssen auch die schwächen kurz erwähnt werden, denn Java arbeitet in viele Bereichen nicht so effizient wie systemnähere Programmiersprachen. Unter Berücksichtigung der zuvor gennaten Aspekte, läßt sich trotzdem sagen, dass Java für unsere Ansprüche eine druchaus berechtige Wahl gewesen ist.</text:span></text:p>
      <text:p text:style-name="P1">Die von uns gewählte Entwicklungsumgebung ist Eclipse. Diese IDE hat sich als sehr zuverlässig erwiesen und bietet einige Vorteile zu der in der Schule genutzen Umgebung BlueJ. Es gibt im Vergleich zu BlueJ eine größere Anzahl an Funktionen, die das Programmieren und die Fehlerfindung vereinfachen. </text:p>
      <text:p text:style-name="P1">Außerdem haben wir als Sprache für den Quellcode und die Dokumentation Englisch verwendet. Englisch ist eine weltweit verbreitete Sprache, die mittlerweile in der Arbeitswelt aufgrund der fortschreitenden Globalisierung als Grundlage für Kommunikation genutzt wird. Unser Programm wird dadurch nicht nur auf den deutschsprachigen Raum begrenzt, sondern wird für jeden zugänglich. Deswegen haben wir auch eine auf Englisch formultierete README-Datei verfasst, die das Programm und deren Funktionsweise kurz und verständlich erläuter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M45S</meta:editing-duration>
    <meta:editing-cycles>15</meta:editing-cycles>
    <meta:generator>OpenOffice/4.1.4$Win32 OpenOffice.org_project/414m5$Build-9788</meta:generator>
    <dc:date>2018-01-12T21:05:53.85</dc:date>
    <meta:document-statistic meta:table-count="0" meta:image-count="0" meta:object-count="0" meta:page-count="1" meta:paragraph-count="11" meta:word-count="579" meta:character-count="4108"/>
    <meta:user-defined meta:name="Info 1"/>
    <meta:user-defined meta:name="Info 2"/>
    <meta:user-defined meta:name="Info 3"/>
    <meta:user-defined meta:name="Info 4"/>
  </office:meta>
</office:document-meta>
</file>